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921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Headquaters</text:p>
          </table:table-cell>
          <table:table-cell table:style-name="ce1"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BlackBe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h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ott Hot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B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f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Electronics (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y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edes-Be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r Hotels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r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sa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oCen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aso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m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hink Robo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B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c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s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Mo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e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subi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man Sa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20:06:06.693000000</meta:creation-date>
    <dc:date>2023-10-19T20:29:19.282000000</dc:date>
    <meta:editing-duration>PT2M25S</meta:editing-duration>
    <meta:editing-cycles>1</meta:editing-cycles>
    <meta:document-statistic meta:table-count="1" meta:cell-count="55" meta:object-count="0"/>
    <meta:generator>LibreOffice/7.3.6.2$Windows_X86_64 LibreOffice_project/c28ca90fd6e1a19e189fc16c05f8f8924961e12e</meta:generator>
  </office:meta>
</office:document-meta>
</file>